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fo:language="it" fo:country="IT"/>
    </style:style>
    <style:style style:name="P2" style:parent-style-name="Sottotitolo" style:family="paragraph">
      <style:text-properties fo:language="it" fo:country="IT"/>
    </style:style>
    <style:style style:name="P3" style:parent-style-name="Titolo1" style:family="paragraph">
      <style:text-properties fo:language="it" fo:country="IT"/>
    </style:style>
    <style:style style:name="TableColumn5" style:family="table-column">
      <style:table-column-properties style:column-width="1.0416in" style:use-optimal-column-width="false"/>
    </style:style>
    <style:style style:name="TableColumn6" style:family="table-column">
      <style:table-column-properties style:column-width="4.7083in" style:use-optimal-column-width="false"/>
    </style:style>
    <style:style style:name="TableColumn7" style:family="table-column">
      <style:table-column-properties style:column-width="0.9479in" style:use-optimal-column-width="false"/>
    </style:style>
    <style:style style:name="Table4" style:family="table">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0.0034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language="it" fo:country="IT"/>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text-properties fo:language="it" fo:country="IT"/>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 style:parent-style-name="Car.predefinitoparagrafo" style:family="text">
      <style:text-properties fo:language="it" fo:country="IT"/>
    </style:style>
    <style:style style:name="T31" style:parent-style-name="Car.predefinitoparagrafo" style:family="text">
      <style:text-properties fo:font-style="italic" style:font-style-asian="italic" style:font-style-complex="italic" fo:language="it" fo:country="IT"/>
    </style:style>
    <style:style style:name="T32" style:parent-style-name="Car.predefinitoparagrafo" style:family="text">
      <style:text-properties fo:language="it" fo:country="IT"/>
    </style:style>
    <style:style style:name="T33" style:parent-style-name="Car.predefinitoparagrafo" style:family="text">
      <style:text-properties fo:language="it" fo:country="IT"/>
    </style:style>
    <style:style style:name="P34" style:parent-style-name="Textbody" style:family="paragraph"/>
    <style:style style:name="P35" style:parent-style-name="Titolo1" style:family="paragraph">
      <style:text-properties fo:language="it" fo:country="IT"/>
    </style:style>
    <style:style style:name="P36" style:parent-style-name="Textbody" style:family="paragraph">
      <style:text-properties fo:language="it" fo:country="IT"/>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text-properties fo:language="it" fo:country="IT"/>
    </style:style>
    <style:style style:name="P42" style:parent-style-name="Textbody" style:family="paragraph">
      <style:text-properties fo:language="it" fo:country="IT"/>
    </style:style>
    <style:style style:name="P43" style:parent-style-name="Textbody" style:family="paragraph">
      <style:text-properties fo:language="it" fo:country="IT"/>
    </style:style>
    <style:style style:name="P44" style:parent-style-name="Textbody" style:family="paragraph">
      <style:text-properties fo:language="it" fo:country="IT"/>
    </style:style>
    <style:style style:name="P45" style:parent-style-name="Textbody" style:family="paragraph">
      <style:text-properties fo:language="it" fo:country="IT"/>
    </style:style>
    <style:style style:name="P46" style:parent-style-name="Textbody" style:family="paragraph">
      <style:text-properties fo:language="it" fo:country="IT"/>
    </style:style>
    <style:style style:name="P47" style:parent-style-name="Textbody" style:family="paragraph">
      <style:text-properties fo:language="it" fo:country="IT"/>
    </style:style>
    <style:style style:name="P48" style:parent-style-name="Textbody" style:family="paragraph">
      <style:text-properties fo:language="it" fo:country="IT"/>
    </style:style>
    <style:style style:name="P49" style:parent-style-name="Textbody" style:family="paragraph">
      <style:text-properties fo:language="it" fo:country="IT"/>
    </style:style>
    <style:style style:name="P50" style:parent-style-name="Textbody" style:family="paragraph">
      <style:text-properties fo:language="it" fo:country="IT"/>
    </style:style>
    <style:style style:name="P51" style:parent-style-name="Textbody" style:family="paragraph">
      <style:text-properties fo:language="it" fo:country="IT"/>
    </style:style>
    <style:style style:name="P52" style:parent-style-name="Textbody" style:family="paragraph">
      <style:text-properties fo:language="it" fo:country="IT"/>
    </style:style>
    <style:style style:name="P53" style:parent-style-name="Textbody" style:family="paragraph">
      <style:text-properties fo:language="it" fo:country="IT"/>
    </style:style>
    <style:style style:name="P54" style:parent-style-name="Textbody" style:family="paragraph">
      <style:text-properties fo:language="it" fo:country="IT"/>
    </style:style>
    <style:style style:name="P55" style:parent-style-name="Titolo1" style:family="paragraph">
      <style:text-properties fo:language="it" fo:country="IT"/>
    </style:style>
    <style:style style:name="P56" style:parent-style-name="Titolo2" style:family="paragraph">
      <style:text-properties fo:language="it" fo:country="IT"/>
    </style:style>
    <style:style style:name="P57" style:parent-style-name="Textbody" style:family="paragraph">
      <style:text-properties fo:language="it" fo:country="IT"/>
    </style:style>
    <style:style style:name="P58" style:parent-style-name="Titolo2" style:family="paragraph">
      <style:text-properties fo:language="it" fo:country="IT"/>
    </style:style>
    <style:style style:name="P59" style:parent-style-name="Textbody" style:family="paragraph">
      <style:text-properties fo:language="it" fo:country="IT"/>
    </style:style>
    <style:style style:name="P60" style:parent-style-name="Textbody" style:family="paragraph">
      <style:text-properties fo:language="it" fo:country="IT"/>
    </style:style>
    <style:style style:name="P61" style:parent-style-name="Titolo1" style:family="paragraph">
      <style:text-properties fo:language="it" fo:country="IT"/>
    </style:style>
    <style:style style:name="P62" style:parent-style-name="Textbody" style:family="paragraph">
      <style:text-properties fo:language="it" fo:country="IT"/>
    </style:style>
  </office:automatic-styles>
  <office:body>
    <office:text text:use-soft-page-breaks="true">
      <text:p text:style-name="P1">11/06/2018</text:p>
      <text:p text:style-name="P2">Studio di fattibilita’</text:p>
      <text:h text:style-name="P3" text:outline-level="1">Diario delle modifiche</text:h>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ableContents">Data</text:p>
          </table:table-cell>
          <table:table-cell table:style-name="TableCell10">
            <text:p text:style-name="TableContents">Descrizione</text:p>
          </table:table-cell>
          <table:table-cell table:style-name="TableCell11">
            <text:p text:style-name="TableContents">Autore</text:p>
          </table:table-cell>
        </table:table-row>
        <table:table-row table:style-name="TableRow12">
          <table:table-cell table:style-name="TableCell13">
            <text:p text:style-name="TableContents">11/06/2018</text:p>
          </table:table-cell>
          <table:table-cell table:style-name="TableCell14">
            <text:p text:style-name="P15">Creazione documento e stesura dei capitoli: Scopo del documento, Riferimenti, Descrizione.</text:p>
          </table:table-cell>
          <table:table-cell table:style-name="TableCell16">
            <text:p text:style-name="TableContents">Simone Ballarin</text:p>
          </table:table-cell>
        </table:table-row>
        <table:table-row table:style-name="TableRow17">
          <table:table-cell table:style-name="TableCell18">
            <text:p text:style-name="TableContents">12/06/2018</text:p>
          </table:table-cell>
          <table:table-cell table:style-name="TableCell19">
            <text:p text:style-name="P20">Stesura capitoli: Studio del Dominio.</text:p>
          </table:table-cell>
          <table:table-cell table:style-name="TableCell21">
            <text:p text:style-name="TableContents">Simone Ballarin</text:p>
          </table:table-cell>
        </table:table-row>
        <table:table-row table:style-name="TableRow22">
          <table:table-cell table:style-name="TableCell23">
            <text:p text:style-name="TableContents"/>
          </table:table-cell>
          <table:table-cell table:style-name="TableCell24">
            <text:p text:style-name="TableContents"/>
          </table:table-cell>
          <table:table-cell table:style-name="TableCell25">
            <text:p text:style-name="TableContents">Simone Ballarin</text:p>
          </table:table-cell>
        </table:table-row>
        <table:table-row table:style-name="TableRow26">
          <table:table-cell table:style-name="TableCell27">
            <text:p text:style-name="TableContents"/>
          </table:table-cell>
          <table:table-cell table:style-name="TableCell28">
            <text:p text:style-name="TableContents"/>
          </table:table-cell>
          <table:table-cell table:style-name="TableCell29">
            <text:p text:style-name="TableContents">Simone Ballarin</text:p>
          </table:table-cell>
        </table:table-row>
      </table:table>
      <text:p text:style-name="Textbody"/>
      <text:p text:style-name="Textbody"/>
      <text:p text:style-name="Textbody"/>
      <text:h text:style-name="Titolo1" text:outline-level="1">Scopo del documento</text:h>
      <text:p text:style-name="Textbody"><text:span text:style-name="T30">Il seguente documento<text:s/></text:span><text:span text:style-name="T31">Studio di fattibilita’</text:span><text:span text:style-name="T32"><text:s/>ha lo scopo di fornire una macro descrizione ed un primo approccio relativo ai <text:s/>benefici ed ai costi di una eventuale progettazione, implementazione e messa in produzione di un Identity Wallet (IW) che dovra’ funzionare nel contesto di un’estensione del p</text:span><text:span text:style-name="T33">rodotto MonoKee basata su blockchain.</text:span></text:p>
      <text:h text:style-name="Titolo1" text:outline-level="1">Riferimenti</text:h>
      <text:list text:style-name="LFO1" text:continue-numbering="true">
        <text:list-item>
          <text:p text:style-name="P34">Blockchain: The Dawn of Decentralized Identity (G00303143), Homan Farahmand per Gartner</text:p>
        </text:list-item>
      </text:list>
      <text:h text:style-name="P35" text:outline-level="1">Descrizione</text:h>
      <text:p text:style-name="P36">Il progetto ha come scopo la creazione di un Identity Wallet (IW). L’applicativo si colloca nel contesto di un’estensione del servizio Monokee basato su blockchain. L’estensione offre un sistema di Identity Access Managment (IAM) composto da quattro principali fattori:</text:p>
      <text:list text:style-name="LFO2" text:continue-numbering="true">
        <text:list-item>
          <text:p text:style-name="P37">Identity Wallet (IW)</text:p>
        </text:list-item>
        <text:list-item>
          <text:p text:style-name="P38">Service Provider (SP)</text:p>
        </text:list-item>
        <text:list-item>
          <text:p text:style-name="P39">Identity Trust Fabric (ITF)</text:p>
        </text:list-item>
        <text:list-item>
          <text:p text:style-name="P40">Trusted Third Party (TTP)</text:p>
        </text:list-item>
      </text:list>
      <text:p text:style-name="P41">In sintesi l’estensione dovra’ operarare al fine di fornire <text:s/>la possibilita’ ad un utente di registrare e gestire la propria identita’ tramite IW automamente, mandare i propi dati (IPP) all’ITF la quale custodira’ la sua identita’ e fara’ da garante per le assersioni proveniente dai TTP. Inoltre il SP dovra’ essere in grado con le informazione provenienti da IW e ITF di garantire o meno l’accesso ai propi servizi.</text:p>
      <text:soft-page-break/>
      <text:p text:style-name="P42">Il software IW, piu’ dettagliatamente, dovra’ assolvere ai <text:s/>seguenti compiti :</text:p>
      <text:p text:style-name="P43">nell’ambito della registrazione di un utente il wallet deve:</text:p>
      <text:list text:style-name="LFO3" text:continue-numbering="true">
        <text:list-item>
          <text:p text:style-name="P44">generare e immaganizzare in locale una chiave pubblica;</text:p>
        </text:list-item>
        <text:list-item>
          <text:p text:style-name="P45">generare e immaganizzare in locale una chiave private;</text:p>
        </text:list-item>
        <text:list-item>
          <text:p text:style-name="P46">hashare la chiave la chiave pubblica e inviare l’hash al ITF;</text:p>
        </text:list-item>
        <text:list-item>
          <text:p text:style-name="P47">incrementare le informazioni (PII) relative alle identita’ che il wallet gestisce.</text:p>
        </text:list-item>
      </text:list>
      <text:p text:style-name="P48">nell’ambito della presentazione dei dati ad un Service Provider deve:</text:p>
      <text:list text:style-name="LFO4" text:continue-numbering="true">
        <text:list-item>
          <text:p text:style-name="P49">invio della chiave pubblica al service provider;</text:p>
        </text:list-item>
        <text:list-item>
          <text:p text:style-name="P50">invio di un puntatore all’hash della chiave pubblica interna al ITF;</text:p>
        </text:list-item>
        <text:list-item>
          <text:p text:style-name="P51">invio di altre informazioni utili presenti nel ITF <text:s/>(quali ulteriori layer di sicurezza, i.e. inpronta digitale, QR code, autentificazione multifattore)</text:p>
        </text:list-item>
      </text:list>
      <text:p text:style-name="P52">nell’ambito della richiesta di accesso ad un servizio:</text:p>
      <text:list text:style-name="LFO5" text:continue-numbering="true">
        <text:list-item>
          <text:p text:style-name="P53">inviare una richiesta di accesso ad un servizio con I dati relativi all’identita’ al Service Provider;</text:p>
        </text:list-item>
        <text:list-item>
          <text:p text:style-name="P54">attendere la risposta del Service Provider.</text:p>
        </text:list-item>
      </text:list>
      <text:h text:style-name="P55" text:outline-level="1">Studio del dominio</text:h>
      <text:h text:style-name="P56" text:outline-level="2">Dominio applicativo</text:h>
      <text:p text:style-name="P57">L’applicativo IW dovra’ essere usato in un contesto prevalentemente lavorativo. Non si escludono pero’ ulteriori applicazione future in ambito Consumer. In ogni caso il software dovra’ poter essere usato da utenti senza specifiche conoscenze informatiche e con minimo training tecnologico. Dato il contesto applicativo il software dovra’ essere il piu’ accessibile e semplice possibile. Per<text:s/>queste ragioni si pensa ad un suo utilizzo prevalentemente in ambito mobile, anche se non si esclude a priori la possibilita’ di una versione Desktop.</text:p>
      <text:h text:style-name="P58" text:outline-level="2">Dominio tecnologico</text:h>
      <text:p text:style-name="P59">L’applicativo quindi dovra’ essere fruibile tramite<text:s/>un’applicazione mobile multipiattaforma sviluppabile entro I limiti temporali della durata dello stage. Per queste ragioni lo studio del dominio tecnologico si incentreta’ principalemente su tecnologie cross-platform. Verra comunque tenuto in considerazione anche lo sviluppo nativo.</text:p>
      <text:p text:style-name="P60"/>
      <text:h text:style-name="P61" text:outline-level="1">Studio dei costi</text:h>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C Administrator</dc:creator>
    <meta:creation-date>2018-06-11T17:18:00Z</meta:creation-date>
    <dc:date>2018-06-12T13:06:00Z</dc:date>
    <meta:template xlink:href="Normal" xlink:type="simple"/>
    <meta:editing-cycles>4</meta:editing-cycles>
    <meta:editing-duration>PT420S</meta:editing-duration>
    <meta:document-statistic meta:page-count="2" meta:paragraph-count="6" meta:word-count="516" meta:character-count="3452" meta:row-count="24" meta:non-whitespace-character-count="2942"/>
  </office:meta>
</office:document-meta>
</file>